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center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center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er interface kan sende 7 forskellige commands</text:span></text:p>
      <text:p text:style-name="P2"><draw:frame text:anchor-type="as-char" svg:width="54.24mm" svg:height="56.09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4"><text:span text:style-name="T1">4 af disse commands er bevægelses commands. Der bliver sendt et movent-id mellem 1 og 4 for retning.<text:line-break/>Brugeren ønsker at bilen bevæger sig i denne retning indtil "stop-action-id" bliver sendt.</text:span></text:p>
      <text:p text:style-name="P4"><text:span text:style-name="T1">"Arm-id" behøver ingen stop-action-id. User-interface er frosset mens disse commands kører.</text:span></text:p>
      <text:p text:style-name="P4"><text:span text:style-name="T1"/></text:p>
      <text:p text:style-name="P4"><text:span text:style-name="T1">som en huskeregel kan movement-id huskes vha. følgende illustration:</text:span></text:p>
      <text:p text:style-name="P5"><draw:frame text:anchor-type="as-char" svg:width="84.14mm" svg:height="79.90mm" style:rel-width="scale" style:rel-height="scale"><draw:object-ole xlink:href="OleObj2"/><draw:image xlink:href="ObjectReplacements/OleObj2"/></draw:frame><text:span text:style-name="T1"/></text:p>
      <text:p text:style-name="P6"><text:span text:style-name="T1">Hvis dette stadig forvirrer, følg da nedenstående guide:</text:span></text:p>
      <text:p text:style-name="P7"><draw:frame text:anchor-type="as-char" svg:width="127.00mm" svg:height="95.25mm" style:rel-width="scale" style:rel-height="scale"><draw:object-ole xlink:href="OleObj3"/><draw:image xlink:href="ObjectReplacements/OleObj3"/></draw:frame><text:span text:style-name="T1"/></text:p>
      <text:p text:style-name="P8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